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8616" calcext:value-type="float">
            <text:p>96.3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3856" calcext:value-type="float">
            <text:p>92.5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5424" calcext:value-type="float">
            <text:p>92.1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8056" calcext:value-type="float">
            <text:p>91.8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2104" calcext:value-type="float">
            <text:p>80.8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